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text">
            <text:p>tex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animal">
            <text:p>animal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ree">
            <text:p>tre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golf">
            <text:p>golf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sport">
            <text:p>spor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window">
            <text:p>window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irst_name">
            <text:p>first_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house">
            <text:p>hous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rofile">
            <text:p>profil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size">
            <text:p>siz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door">
            <text:p>door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glass">
            <text:p>glass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water">
            <text:p>water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kitchen">
            <text:p>kitchen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food">
            <text:p>food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lunch">
            <text:p>lunch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clock">
            <text:p>clock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ime">
            <text:p>tim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color">
            <text:p>color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pen">
            <text:p>pen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journal">
            <text:p>journal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game">
            <text:p>gam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book">
            <text:p>boo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ser_location">
            <text:p>user_loc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lient_address">
            <text:p>client_address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startDate">
            <text:p>startDat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begin">
            <text:p>begin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end">
            <text:p>en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at">
            <text:p>fla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partment">
            <text:p>apartm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oor">
            <text:p>floo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r">
            <text:p>employ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e">
            <text:p>employe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ext">
            <text:p>tex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he bus line">
            <text:p>the bus lin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ram">
            <text:p>tram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cat">
            <text:p>ca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zoo">
            <text:p>zoo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label">
            <text:p>label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diameter">
            <text:p>diameter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juice">
            <text:p>juic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 date">
            <text:p>birth 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work place">
            <text:p>the work plac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dentityNumber">
            <text:p>identity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erson">
            <text:p>pers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articipants">
            <text:p>participants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employee that made the changes">
            <text:p>The employee that made the changes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marmelade">
            <text:p>marmelad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context">
            <text:p>contex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ype">
            <text:p>typ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id">
            <text:p>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